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32cm" style:rel-width="96%" fo:margin-top="0cm" fo:margin-bottom="0.199cm" table:align="center"/>
    </style:style>
    <style:style style:name="Table1.A" style:family="table-column">
      <style:table-column-properties style:column-width="5.44cm" style:rel-column-width="23*"/>
    </style:style>
    <style:style style:name="Table1.A1" style:family="table-cell">
      <style:table-cell-properties fo:padding="0.159cm" fo:border-left="none" fo:border-right="none" fo:border-top="0.05pt solid #000000" fo:border-bottom="0.05pt solid #000000"/>
    </style:style>
    <style:style style:name="Table1.A2" style:family="table-cell">
      <style:table-cell-properties fo:padding="0.159cm" fo:border-left="none" fo:border-right="none" fo:border-top="0.05pt solid #000000" fo:border-bottom="none"/>
    </style:style>
    <style:style style:name="Table1.A3" style:family="table-cell">
      <style:table-cell-properties style:vertical-align="top" fo:padding="0.159cm" fo:border="none"/>
    </style:style>
    <style:style style:name="Table1.A14" style:family="table-cell">
      <style:table-cell-properties fo:padding="0.159cm" fo:border-left="none" fo:border-right="none" fo:border-top="none" fo:border-bottom="0.05pt solid #000000"/>
    </style:style>
    <style:style style:name="Table1.B14" style:family="table-cell">
      <style:table-cell-properties fo:padding="0.159cm" fo:border-left="none" fo:border-right="none" fo:border-top="none" fo:border-bottom="0.05pt solid #000000"/>
    </style:style>
    <style:style style:name="Table1.C14" style:family="table-cell">
      <style:table-cell-properties fo:padding="0.159cm" fo:border-left="none" fo:border-right="none" fo:border-top="none" fo:border-bottom="0.05pt solid #000000"/>
    </style:style>
    <style:style style:name="Table2" style:family="table">
      <style:table-properties style:width="16.32cm" style:rel-width="96%" fo:margin-top="0cm" fo:margin-bottom="0.199cm" table:align="center"/>
    </style:style>
    <style:style style:name="Table2.A" style:family="table-column">
      <style:table-column-properties style:column-width="13.197cm" style:rel-column-width="7482*"/>
    </style:style>
    <style:style style:name="Table2.B" style:family="table-column">
      <style:table-column-properties style:column-width="1.51cm" style:rel-column-width="856*"/>
    </style:style>
    <style:style style:name="Table2.C" style:family="table-column">
      <style:table-column-properties style:column-width="1.612cm" style:rel-column-width="914*"/>
    </style:style>
    <style:style style:name="Table2.A1" style:family="table-cell">
      <style:table-cell-properties fo:padding="0.159cm" fo:border-left="none" fo:border-right="none" fo:border-top="0.05pt solid #000000" fo:border-bottom="0.05pt solid #000000"/>
    </style:style>
    <style:style style:name="Table2.A2" style:family="table-cell">
      <style:table-cell-properties fo:padding="0.159cm" fo:border-left="none" fo:border-right="none" fo:border-top="0.05pt solid #000000" fo:border-bottom="none"/>
    </style:style>
    <style:style style:name="Table2.A3" style:family="table-cell">
      <style:table-cell-properties style:vertical-align="top" fo:padding="0.159cm" fo:border="none"/>
    </style:style>
    <style:style style:name="Table2.A25" style:family="table-cell">
      <style:table-cell-properties fo:padding="0.159cm" fo:border-left="none" fo:border-right="none" fo:border-top="none" fo:border-bottom="0.05pt solid #000000"/>
    </style:style>
    <style:style style:name="Table2.B25" style:family="table-cell">
      <style:table-cell-properties fo:padding="0.159cm" fo:border-left="none" fo:border-right="none" fo:border-top="none" fo:border-bottom="0.05pt solid #000000"/>
    </style:style>
    <style:style style:name="Table2.C25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 style:list-style-name="OrgBulletedList"/>
    <style:style style:name="P4" style:family="paragraph" style:parent-style-name="Heading_5f_20_5f_1_5f_unnumbered" style:list-style-name=""/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Listes des changements entre le SILL 2018 et le SILL 2019</text:title>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5"><text:a xlink:type="simple" xlink:href="#__RefHeading___Toc6871_1308964615" text:style-name="Index_20_Link" text:visited-style-name="Index_20_Link">SILL MIMPROD<text:tab/>1</text:a></text:p>
          <text:p text:style-name="P6"><text:a xlink:type="simple" xlink:href="#__RefHeading___Toc6873_1308964615" text:style-name="Index_20_Link" text:visited-style-name="Index_20_Link">Entrées et sorties<text:tab/>1</text:a></text:p>
          <text:p text:style-name="P6"><text:a xlink:type="simple" xlink:href="#__RefHeading___Toc6875_1308964615" text:style-name="Index_20_Link" text:visited-style-name="Index_20_Link">Montées de version<text:tab/>1</text:a></text:p>
          <text:p text:style-name="P5"><text:a xlink:type="simple" xlink:href="#__RefHeading___Toc6877_1308964615" text:style-name="Index_20_Link" text:visited-style-name="Index_20_Link">SILL MIMDEV<text:tab/>2</text:a></text:p>
          <text:p text:style-name="P6"><text:a xlink:type="simple" xlink:href="#__RefHeading___Toc6879_1308964615" text:style-name="Index_20_Link" text:visited-style-name="Index_20_Link">Entrées et sorties<text:tab/>2</text:a></text:p>
          <text:p text:style-name="P6"><text:a xlink:type="simple" xlink:href="#__RefHeading___Toc6881_1308964615" text:style-name="Index_20_Link" text:visited-style-name="Index_20_Link">Montées de versions<text:tab/>3</text:a></text:p>
          <text:p text:style-name="P5"><text:a xlink:type="simple" xlink:href="#__RefHeading___Toc6883_1308964615" text:style-name="Index_20_Link" text:visited-style-name="Index_20_Link">SILL MIMO<text:tab/>4</text:a></text:p>
          <text:p text:style-name="P6"><text:a xlink:type="simple" xlink:href="#__RefHeading___Toc6885_1308964615" text:style-name="Index_20_Link" text:visited-style-name="Index_20_Link">Entrées et sorties<text:tab/>4</text:a></text:p>
          <text:p text:style-name="P2"><text:a xlink:type="simple" xlink:href="#__RefHeading___Toc6887_1308964615" text:style-name="Index_20_Link" text:visited-style-name="Index_20_Link">En recommandation<text:tab/>4</text:a></text:p>
          <text:p text:style-name="P2"><text:a xlink:type="simple" xlink:href="#__RefHeading___Toc6889_1308964615" text:style-name="Index_20_Link" text:visited-style-name="Index_20_Link">En observation<text:tab/>4</text:a></text:p>
        </text:index-body>
      </text:table-of-content>
      <text:h text:style-name="P4" text:outline-level="1"><text:bookmark text:name="orgdecee41"/><text:bookmark-start text:name="__RefHeading___Toc6871_1308964615"/><text:bookmark-start text:name="OrgXref.orgdecee41"/>SILL MIMPROD <text:bookmark-end text:name="__RefHeading___Toc6871_1308964615"/><text:bookmark-end text:name="OrgXref.orgdecee41"/></text:h>
      <text:h text:style-name="Heading_5f_20_5f_2_5f_unnumbered" text:outline-level="2"><text:bookmark text:name="orgf8bd43c"/><text:bookmark-start text:name="__RefHeading___Toc6873_1308964615"/><text:bookmark-start text:name="OrgXref.orgf8bd43c"/>Entrées et sorties <text:bookmark-end text:name="__RefHeading___Toc6873_1308964615"/><text:bookmark-end text:name="OrgXref.orgf8bd43c"/></text:h>
      <text:list xml:id="list1471928912" text:style-name="OrgBulletedList">
        <text:list-item>
          <text:p text:style-name="P3">Nouvelles entrées : </text:p>
          <text:list>
            <text:list-item>
              <text:p text:style-name="P3">Keycloak : version 4 </text:p>
            </text:list-item>
            <text:list-item>
              <text:p text:style-name="P3">Kubernetes : version distribution </text:p>
            </text:list-item>
          </text:list>
        </text:list-item>
        <text:list-item>
          <text:p text:style-name="P3">Passage en recommandé : </text:p>
          <text:list>
            <text:list-item>
              <text:p text:style-name="P3">Jitsi : version distribution </text:p>
            </text:list-item>
          </text:list>
        </text:list-item>
        <text:list-item>
          <text:p text:style-name="P3">Passage en fin de recommandation : </text:p>
          <text:list>
            <text:list-item>
              <text:p text:style-name="P3">Aucune </text:p>
            </text:list-item>
          </text:list>
        </text:list-item>
      </text:list>
      <text:h text:style-name="Heading_5f_20_5f_2_5f_unnumbered" text:outline-level="2"><text:bookmark text:name="org7ad0a84"/><text:bookmark-start text:name="__RefHeading___Toc6875_1308964615"/><text:bookmark-start text:name="OrgXref.org7ad0a84"/>Montées de version <text:bookmark-end text:name="__RefHeading___Toc6875_1308964615"/><text:bookmark-end text:name="OrgXref.org7ad0a84"/></text:h>
      <text:section text:style-name="Sect1" text:name="Section1">
        <table:table table:name="Table1" table:style-name="Table1">
          <table:table-column table:style-name="Table1.A" table:number-columns-repeated="3"/>
          <table:table-header-rows>
            <table:table-row>
              <table:table-cell table:style-name="Table1.A1" office:value-type="string">
                <text:p text:style-name="OrgTableHeadingLeft">LOGICIEL</text:p>
              </table:table-cell>
              <table:table-cell table:style-name="Table1.A1" office:value-type="string">
                <text:p text:style-name="OrgTableHeadingRight">2018</text:p>
              </table:table-cell>
              <table:table-cell table:style-name="Table1.A1" office:value-type="string">
                <text:p text:style-name="OrgTableHeadingRight">2019</text:p>
              </table:table-cell>
            </table:table-row>
          </table:table-header-rows>
          <table:table-row>
            <table:table-cell table:style-name="Table1.A2" office:value-type="string">
              <text:p text:style-name="OrgTableContentsLeft">PostgreSQL</text:p>
            </table:table-cell>
            <table:table-cell table:style-name="Table1.A2" office:value-type="string">
              <text:p text:style-name="OrgTableContentsRight">9.5</text:p>
            </table:table-cell>
            <table:table-cell table:style-name="Table1.A2" office:value-type="string">
              <text:p text:style-name="OrgTableContentsRight">10</text:p>
            </table:table-cell>
          </table:table-row>
          <table:table-row>
            <table:table-cell table:style-name="Table1.A3" office:value-type="string">
              <text:p text:style-name="OrgTableContentsLeft">MariaDB</text:p>
            </table:table-cell>
            <table:table-cell table:style-name="Table1.A3" office:value-type="string">
              <text:p text:style-name="OrgTableContentsRight">10.1</text:p>
            </table:table-cell>
            <table:table-cell table:style-name="Table1.A3" office:value-type="string">
              <text:p text:style-name="OrgTableContentsRight">10.3</text:p>
            </table:table-cell>
          </table:table-row>
          <table:table-row>
            <table:table-cell table:style-name="Table1.A3" office:value-type="string">
              <text:p text:style-name="OrgTableContentsLeft">CockroachDB</text:p>
            </table:table-cell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Right">2</text:p>
            </table:table-cell>
          </table:table-row>
          <table:table-row>
            <table:table-cell table:style-name="Table1.A3" office:value-type="string">
              <text:p text:style-name="OrgTableContentsLeft">ElasticSearch</text:p>
            </table:table-cell>
            <table:table-cell table:style-name="Table1.A3" office:value-type="string">
              <text:p text:style-name="OrgTableContentsRight">5.6</text:p>
            </table:table-cell>
            <table:table-cell table:style-name="Table1.A3" office:value-type="string">
              <text:p text:style-name="OrgTableContentsRight">6.X</text:p>
            </table:table-cell>
          </table:table-row>
          <table:table-row>
            <table:table-cell table:style-name="Table1.A3" office:value-type="string">
              <text:p text:style-name="OrgTableContentsLeft">CentOS (souche Redhat)</text:p>
            </table:table-cell>
            <table:table-cell table:style-name="Table1.A3" office:value-type="string">
              <text:p text:style-name="OrgTableContentsRight">7.4</text:p>
            </table:table-cell>
            <table:table-cell table:style-name="Table1.A3" office:value-type="string">
              <text:p text:style-name="OrgTableContentsRight">7.6</text:p>
            </table:table-cell>
          </table:table-row>
          <table:table-row>
            <table:table-cell table:style-name="Table1.A3" office:value-type="string">
              <text:p text:style-name="OrgTableContentsLeft">Ubuntu – Eole</text:p>
            </table:table-cell>
            <table:table-cell table:style-name="Table1.A3" office:value-type="string">
              <text:p text:style-name="OrgTableContentsRight">2.6</text:p>
            </table:table-cell>
            <table:table-cell table:style-name="Table1.A3" office:value-type="string">
              <text:p text:style-name="OrgTableContentsRight">2.7</text:p>
            </table:table-cell>
          </table:table-row>
          <text:soft-page-break/>
          <table:table-row>
            <table:table-cell table:style-name="Table1.A3" office:value-type="string">
              <text:p text:style-name="OrgTableContentsLeft">Debian</text:p>
            </table:table-cell>
            <table:table-cell table:style-name="Table1.A3" office:value-type="string">
              <text:p text:style-name="OrgTableContentsRight">8</text:p>
            </table:table-cell>
            <table:table-cell table:style-name="Table1.A3" office:value-type="string">
              <text:p text:style-name="OrgTableContentsRight">9</text:p>
            </table:table-cell>
          </table:table-row>
          <table:table-row>
            <table:table-cell table:style-name="Table1.A3" office:value-type="string">
              <text:p text:style-name="OrgTableContentsLeft">OpenNebula</text:p>
            </table:table-cell>
            <table:table-cell table:style-name="Table1.A3" office:value-type="string">
              <text:p text:style-name="OrgTableContentsRight">5.4</text:p>
            </table:table-cell>
            <table:table-cell table:style-name="Table1.A3" office:value-type="string">
              <text:p text:style-name="OrgTableContentsRight">5.6</text:p>
            </table:table-cell>
          </table:table-row>
          <table:table-row>
            <table:table-cell table:style-name="Table1.A3" office:value-type="string">
              <text:p text:style-name="OrgTableContentsLeft">Shinken</text:p>
            </table:table-cell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Right">2.4.3</text:p>
            </table:table-cell>
          </table:table-row>
          <table:table-row>
            <table:table-cell table:style-name="Table1.A3" office:value-type="string">
              <text:p text:style-name="OrgTableContentsLeft">Samba 4</text:p>
            </table:table-cell>
            <table:table-cell table:style-name="Table1.A3" office:value-type="string">
              <text:p text:style-name="OrgTableContentsRight">4.7</text:p>
            </table:table-cell>
            <table:table-cell table:style-name="Table1.A3" office:value-type="string">
              <text:p text:style-name="OrgTableContentsRight">4.9</text:p>
            </table:table-cell>
          </table:table-row>
          <table:table-row>
            <table:table-cell table:style-name="Table1.A3" office:value-type="string">
              <text:p text:style-name="OrgTableContentsLeft">KEYCLOAK</text:p>
            </table:table-cell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Right">4</text:p>
            </table:table-cell>
          </table:table-row>
          <table:table-row>
            <table:table-cell table:style-name="Table1.A3" office:value-type="string">
              <text:p text:style-name="OrgTableContentsLeft">logstash / kibana</text:p>
            </table:table-cell>
            <table:table-cell table:style-name="Table1.A3" office:value-type="string">
              <text:p text:style-name="OrgTableContentsRight">5.6</text:p>
            </table:table-cell>
            <table:table-cell table:style-name="Table1.A3" office:value-type="string">
              <text:p text:style-name="OrgTableContentsRight">6.X</text:p>
            </table:table-cell>
          </table:table-row>
          <table:table-row>
            <table:table-cell table:style-name="Table1.C14" office:value-type="string">
              <text:p text:style-name="OrgTableContentsLeft">Eole AMON</text:p>
            </table:table-cell>
            <table:table-cell table:style-name="Table1.C14" office:value-type="string">
              <text:p text:style-name="OrgTableContentsRight">2.6</text:p>
            </table:table-cell>
            <table:table-cell table:style-name="Table1.C14" office:value-type="string">
              <text:p text:style-name="OrgTableContentsRight">2.7</text:p>
            </table:table-cell>
          </table:table-row>
        </table:table>
      </text:section>
      <text:h text:style-name="Heading_5f_20_5f_1_5f_unnumbered" text:outline-level="1"><text:bookmark text:name="orgfc0ecb7"/><text:bookmark-start text:name="__RefHeading___Toc6877_1308964615"/><text:bookmark-start text:name="OrgXref.orgfc0ecb7"/>SILL MIMDEV <text:bookmark-end text:name="__RefHeading___Toc6877_1308964615"/><text:bookmark-end text:name="OrgXref.orgfc0ecb7"/></text:h>
      <text:h text:style-name="Heading_5f_20_5f_2_5f_unnumbered" text:outline-level="2"><text:bookmark text:name="org9ad7a72"/><text:bookmark-start text:name="__RefHeading___Toc6879_1308964615"/><text:bookmark-start text:name="OrgXref.org9ad7a72"/>Entrées et sorties <text:bookmark-end text:name="__RefHeading___Toc6879_1308964615"/><text:bookmark-end text:name="OrgXref.org9ad7a72"/></text:h>
      <text:list xml:id="list184726399863048" text:style-name="OrgBulletedList">
        <text:list-item>
          <text:p text:style-name="P3">Nouvelles entrées : </text:p>
          <text:list>
            <text:list-item>
              <text:p text:style-name="P3">Assistant RGAA </text:p>
              <text:list>
                <text:list-item>
                  <text:p text:style-name="P3">Cas d'usage : pour le poste de travail des agents impliqués dans le cycle de vie d’une application utilisée via un navigateur web </text:p>
                </text:list-item>
                <text:list-item>
                  <text:p text:style-name="P3">Version : 1.0.4 </text:p>
                </text:list-item>
                <text:list-item>
                  <text:p text:style-name="P3">Porteur : DINSIC </text:p>
                </text:list-item>
              </text:list>
            </text:list-item>
            <text:list-item>
              <text:p text:style-name="P3">IS Designer : </text:p>
              <text:list>
                <text:list-item>
                  <text:p text:style-name="P3">Version : 1.9.0 </text:p>
                </text:list-item>
                <text:list-item>
                  <text:p text:style-name="P3">Porteur : Groupe MIMDEV </text:p>
                </text:list-item>
              </text:list>
            </text:list-item>
            <text:list-item>
              <text:p text:style-name="P3">ARX Data Anonymization Tool </text:p>
              <text:list>
                <text:list-item>
                  <text:p text:style-name="P3">Version : 3.7.1 </text:p>
                </text:list-item>
                <text:list-item>
                  <text:p text:style-name="P3">Porteur : MIMDEV </text:p>
                </text:list-item>
              </text:list>
            </text:list-item>
          </text:list>
        </text:list-item>
        <text:list-item>
          <text:p text:style-name="P3">Fin de recommandation : </text:p>
          <text:list>
            <text:list-item>
              <text:p text:style-name="P3">PENCIL </text:p>
            </text:list-item>
            <text:list-item>
              <text:p text:style-name="P3">Fitnesse </text:p>
            </text:list-item>
            <text:list-item>
              <text:p text:style-name="P3">DBFit </text:p>
            </text:list-item>
            <text:list-item>
              <text:p text:style-name="P3">PhpBB </text:p>
            </text:list-item>
          </text:list>
        </text:list-item>
        <text:list-item>
          <text:p text:style-name="P3">Passage en recommandé : </text:p>
          <text:list>
            <text:list-item>
              <text:p text:style-name="P3">Chromium </text:p>
            </text:list-item>
          </text:list>
        </text:list-item>
      </text:list>
      <text:h text:style-name="Heading_5f_20_5f_2_5f_unnumbered" text:outline-level="2"><text:bookmark text:name="org0a04a21"/><text:bookmark-start text:name="__RefHeading___Toc6881_1308964615"/><text:bookmark-start text:name="OrgXref.org0a04a21"/><text:soft-page-break/>Montées de versions <text:bookmark-end text:name="__RefHeading___Toc6881_1308964615"/><text:bookmark-end text:name="OrgXref.org0a04a21"/></text:h>
      <text:section text:style-name="Sect1" text:name="Section2"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OrgTableHeadingLeft">LOGICIEL</text:p>
              </table:table-cell>
              <table:table-cell table:style-name="Table2.A1" office:value-type="string">
                <text:p text:style-name="OrgTableHeadingRight">2018</text:p>
              </table:table-cell>
              <table:table-cell table:style-name="Table2.A1" office:value-type="string">
                <text:p text:style-name="OrgTableHeadingRight">2019</text:p>
              </table:table-cell>
            </table:table-row>
          </table:table-header-rows>
          <table:table-row>
            <table:table-cell table:style-name="Table2.A2" office:value-type="string">
              <text:p text:style-name="OrgTableContentsLeft">Acceleo</text:p>
            </table:table-cell>
            <table:table-cell table:style-name="Table2.A2" office:value-type="string">
              <text:p text:style-name="OrgTableContentsRight">3.7.2</text:p>
            </table:table-cell>
            <table:table-cell table:style-name="Table2.A2" office:value-type="string">
              <text:p text:style-name="OrgTableContentsRight">3.7.4</text:p>
            </table:table-cell>
          </table:table-row>
          <table:table-row>
            <table:table-cell table:style-name="Table2.A3" office:value-type="string">
              <text:p text:style-name="OrgTableContentsLeft">Eclipse</text:p>
            </table:table-cell>
            <table:table-cell table:style-name="Table2.A3" office:value-type="string">
              <text:p text:style-name="OrgTableContentsRight">4.7</text:p>
            </table:table-cell>
            <table:table-cell table:style-name="Table2.A3" office:value-type="string">
              <text:p text:style-name="OrgTableContentsRight">4.9</text:p>
            </table:table-cell>
          </table:table-row>
          <table:table-row>
            <table:table-cell table:style-name="Table2.A3" office:value-type="string">
              <text:p text:style-name="OrgTableContentsLeft">Spring Boot</text:p>
            </table:table-cell>
            <table:table-cell table:style-name="Table2.A3" office:value-type="string">
              <text:p text:style-name="OrgTableContentsRight">1.5.8</text:p>
            </table:table-cell>
            <table:table-cell table:style-name="Table2.A3" office:value-type="string">
              <text:p text:style-name="OrgTableContentsRight">2.X</text:p>
            </table:table-cell>
          </table:table-row>
          <table:table-row>
            <table:table-cell table:style-name="Table2.A3" office:value-type="string">
              <text:p text:style-name="OrgTableContentsLeft">Tomcat</text:p>
            </table:table-cell>
            <table:table-cell table:style-name="Table2.A3" office:value-type="string">
              <text:p text:style-name="OrgTableContentsRight">7.X</text:p>
            </table:table-cell>
            <table:table-cell table:style-name="Table2.A3" office:value-type="string">
              <text:p text:style-name="OrgTableContentsRight">9.0</text:p>
            </table:table-cell>
          </table:table-row>
          <table:table-row>
            <table:table-cell table:style-name="Table2.A3" office:value-type="string">
              <text:p text:style-name="OrgTableContentsLeft">Serveur NodeJS</text:p>
            </table:table-cell>
            <table:table-cell table:style-name="Table2.A3" office:value-type="string">
              <text:p text:style-name="OrgTableContentsRight">6.X</text:p>
            </table:table-cell>
            <table:table-cell table:style-name="Table2.A3" office:value-type="string">
              <text:p text:style-name="OrgTableContentsRight">8</text:p>
            </table:table-cell>
          </table:table-row>
          <table:table-row>
            <table:table-cell table:style-name="Table2.A3" office:value-type="string">
              <text:p text:style-name="OrgTableContentsLeft">OpenJDK</text:p>
            </table:table-cell>
            <table:table-cell table:style-name="Table2.A3" office:value-type="string">
              <text:p text:style-name="OrgTableContentsRight">8</text:p>
            </table:table-cell>
            <table:table-cell table:style-name="Table2.A3" office:value-type="string">
              <text:p text:style-name="OrgTableContentsRight">8</text:p>
            </table:table-cell>
          </table:table-row>
          <table:table-row>
            <table:table-cell table:style-name="Table2.A3" office:value-type="string">
              <text:p text:style-name="OrgTableContentsLeft">Yarn</text:p>
            </table:table-cell>
            <table:table-cell table:style-name="Table2.A3" office:value-type="string">
              <text:p text:style-name="OrgTableContentsRight">1.3.2</text:p>
            </table:table-cell>
            <table:table-cell table:style-name="Table2.A3" office:value-type="string">
              <text:p text:style-name="OrgTableContentsRight">1.12.3</text:p>
            </table:table-cell>
          </table:table-row>
          <table:table-row>
            <table:table-cell table:style-name="Table2.A3" office:value-type="string">
              <text:p text:style-name="OrgTableContentsLeft">SonarQube Plugins : FindBugs CheckStyle Pmd</text:p>
            </table:table-cell>
            <table:table-cell table:style-name="Table2.A3" office:value-type="string">
              <text:p text:style-name="OrgTableContentsRight">6.3</text:p>
            </table:table-cell>
            <table:table-cell table:style-name="Table2.A3" office:value-type="string">
              <text:p text:style-name="OrgTableContentsRight">6.7</text:p>
            </table:table-cell>
          </table:table-row>
          <table:table-row>
            <table:table-cell table:style-name="Table2.A3" office:value-type="string">
              <text:p text:style-name="OrgTableContentsLeft">Tanaguru</text:p>
            </table:table-cell>
            <table:table-cell table:style-name="Table2.A3" office:value-type="string">
              <text:p text:style-name="OrgTableContentsRight">4.0.3</text:p>
            </table:table-cell>
            <table:table-cell table:style-name="Table2.A3" office:value-type="string">
              <text:p text:style-name="OrgTableContentsRight">5.0.3</text:p>
            </table:table-cell>
          </table:table-row>
          <table:table-row>
            <table:table-cell table:style-name="Table2.A3" office:value-type="string">
              <text:p text:style-name="OrgTableContentsLeft">Jacoco</text:p>
            </table:table-cell>
            <table:table-cell table:style-name="Table2.A3" office:value-type="string">
              <text:p text:style-name="OrgTableContentsRight">0.7.9</text:p>
            </table:table-cell>
            <table:table-cell table:style-name="Table2.A3" office:value-type="string">
              <text:p text:style-name="OrgTableContentsRight">0.8.2</text:p>
            </table:table-cell>
          </table:table-row>
          <table:table-row>
            <table:table-cell table:style-name="Table2.A3" office:value-type="string">
              <text:p text:style-name="OrgTableContentsLeft">Junit</text:p>
            </table:table-cell>
            <table:table-cell table:style-name="Table2.A3" office:value-type="string">
              <text:p text:style-name="OrgTableContentsRight">4.12</text:p>
            </table:table-cell>
            <table:table-cell table:style-name="Table2.A3" office:value-type="string">
              <text:p text:style-name="OrgTableContentsRight">5.2</text:p>
            </table:table-cell>
          </table:table-row>
          <table:table-row>
            <table:table-cell table:style-name="Table2.A3" office:value-type="string">
              <text:p text:style-name="OrgTableContentsLeft">ARX Data Anonymization Tool</text:p>
            </table:table-cell>
            <table:table-cell table:style-name="Table2.A3" office:value-type="string">
              <text:p text:style-name="OrgTableContentsRight">N/A</text:p>
            </table:table-cell>
            <table:table-cell table:style-name="Table2.A3" office:value-type="string">
              <text:p text:style-name="OrgTableContentsRight">3.7.1</text:p>
            </table:table-cell>
          </table:table-row>
          <table:table-row>
            <table:table-cell table:style-name="Table2.A3" office:value-type="string">
              <text:p text:style-name="OrgTableContentsLeft">Jmeter</text:p>
            </table:table-cell>
            <table:table-cell table:style-name="Table2.A3" office:value-type="string">
              <text:p text:style-name="OrgTableContentsRight">3.1</text:p>
            </table:table-cell>
            <table:table-cell table:style-name="Table2.A3" office:value-type="string">
              <text:p text:style-name="OrgTableContentsRight">5.0</text:p>
            </table:table-cell>
          </table:table-row>
          <table:table-row>
            <table:table-cell table:style-name="Table2.A3" office:value-type="string">
              <text:p text:style-name="OrgTableContentsLeft">SoapUI</text:p>
            </table:table-cell>
            <table:table-cell table:style-name="Table2.A3" office:value-type="string">
              <text:p text:style-name="OrgTableContentsRight">5.2.X</text:p>
            </table:table-cell>
            <table:table-cell table:style-name="Table2.A3" office:value-type="string">
              <text:p text:style-name="OrgTableContentsRight">5.4.0</text:p>
            </table:table-cell>
          </table:table-row>
          <table:table-row>
            <table:table-cell table:style-name="Table2.A3" office:value-type="string">
              <text:p text:style-name="OrgTableContentsLeft">CodeceptJS</text:p>
            </table:table-cell>
            <table:table-cell table:style-name="Table2.A3" office:value-type="string">
              <text:p text:style-name="OrgTableContentsRight">N/A</text:p>
            </table:table-cell>
            <table:table-cell table:style-name="Table2.A3" office:value-type="string">
              <text:p text:style-name="OrgTableContentsRight">2.0.4</text:p>
            </table:table-cell>
          </table:table-row>
          <table:table-row>
            <table:table-cell table:style-name="Table2.A3" office:value-type="string">
              <text:p text:style-name="OrgTableContentsLeft">Selenium Server</text:p>
            </table:table-cell>
            <table:table-cell table:style-name="Table2.A3" office:value-type="string">
              <text:p text:style-name="OrgTableContentsRight">3</text:p>
            </table:table-cell>
            <table:table-cell table:style-name="Table2.A3" office:value-type="string">
              <text:p text:style-name="OrgTableContentsRight">3.X</text:p>
            </table:table-cell>
          </table:table-row>
          <table:table-row>
            <table:table-cell table:style-name="Table2.A3" office:value-type="string">
              <text:p text:style-name="OrgTableContentsLeft">Selenium IDE</text:p>
            </table:table-cell>
            <table:table-cell table:style-name="Table2.A3" office:value-type="string">
              <text:p text:style-name="OrgTableContentsRight">2.9</text:p>
            </table:table-cell>
            <table:table-cell table:style-name="Table2.A3" office:value-type="string">
              <text:p text:style-name="OrgTableContentsRight">3.4</text:p>
            </table:table-cell>
          </table:table-row>
          <table:table-row>
            <table:table-cell table:style-name="Table2.A3" office:value-type="string">
              <text:p text:style-name="OrgTableContentsLeft">Squash TA</text:p>
            </table:table-cell>
            <table:table-cell table:style-name="Table2.A3" office:value-type="string">
              <text:p text:style-name="OrgTableContentsRight">1.10.1</text:p>
            </table:table-cell>
            <table:table-cell table:style-name="Table2.A3" office:value-type="string">
              <text:p text:style-name="OrgTableContentsRight">1.11</text:p>
            </table:table-cell>
          </table:table-row>
          <table:table-row>
            <table:table-cell table:style-name="Table2.A3" office:value-type="string">
              <text:p text:style-name="OrgTableContentsLeft">Squash TM</text:p>
            </table:table-cell>
            <table:table-cell table:style-name="Table2.A3" office:value-type="string">
              <text:p text:style-name="OrgTableContentsRight">1.14.0</text:p>
            </table:table-cell>
            <table:table-cell table:style-name="Table2.A3" office:value-type="string">
              <text:p text:style-name="OrgTableContentsRight">1.17.1</text:p>
            </table:table-cell>
          </table:table-row>
          <table:table-row>
            <table:table-cell table:style-name="Table2.A3" office:value-type="string">
              <text:p text:style-name="OrgTableContentsLeft">Jailer</text:p>
            </table:table-cell>
            <table:table-cell table:style-name="Table2.A3" office:value-type="string">
              <text:p text:style-name="OrgTableContentsRight">5.5.2</text:p>
            </table:table-cell>
            <table:table-cell table:style-name="Table2.A3" office:value-type="string">
              <text:p text:style-name="OrgTableContentsRight">8.2.X</text:p>
            </table:table-cell>
          </table:table-row>
          <table:table-row>
            <table:table-cell table:style-name="Table2.A3" office:value-type="string">
              <text:p text:style-name="OrgTableContentsLeft">H2</text:p>
            </table:table-cell>
            <table:table-cell table:style-name="Table2.A3" office:value-type="string">
              <text:p text:style-name="OrgTableContentsRight">1.4.196</text:p>
            </table:table-cell>
            <table:table-cell table:style-name="Table2.A3" office:value-type="string">
              <text:p text:style-name="OrgTableContentsRight">1.4.197</text:p>
            </table:table-cell>
          </table:table-row>
          <table:table-row>
            <table:table-cell table:style-name="Table2.A3" office:value-type="string">
              <text:p text:style-name="OrgTableContentsLeft">Javamelody</text:p>
            </table:table-cell>
            <table:table-cell table:style-name="Table2.A3" office:value-type="string">
              <text:p text:style-name="OrgTableContentsRight">1.7</text:p>
            </table:table-cell>
            <table:table-cell table:style-name="Table2.A3" office:value-type="string">
              <text:p text:style-name="OrgTableContentsRight">1.74.0</text:p>
            </table:table-cell>
          </table:table-row>
          <text:soft-page-break/>
          <table:table-row>
            <table:table-cell table:style-name="Table2.A3" office:value-type="string">
              <text:p text:style-name="OrgTableContentsLeft">Talend Open Studio for Data Integration (BASIC)</text:p>
            </table:table-cell>
            <table:table-cell table:style-name="Table2.A3" office:value-type="string">
              <text:p text:style-name="OrgTableContentsRight">6.3.X</text:p>
            </table:table-cell>
            <table:table-cell table:style-name="Table2.A3" office:value-type="string">
              <text:p text:style-name="OrgTableContentsRight">7.0.1</text:p>
            </table:table-cell>
          </table:table-row>
          <table:table-row>
            <table:table-cell table:style-name="Table2.A25" office:value-type="string">
              <text:p text:style-name="OrgTableContentsLeft">GitLab Community Edition</text:p>
            </table:table-cell>
            <table:table-cell table:style-name="Table2.B25" office:value-type="string">
              <text:p text:style-name="OrgTableContentsRight">9.0.10</text:p>
            </table:table-cell>
            <table:table-cell table:style-name="Table2.C25" office:value-type="string">
              <text:p text:style-name="OrgTableContentsRight">11.X</text:p>
            </table:table-cell>
          </table:table-row>
        </table:table>
      </text:section>
      <text:h text:style-name="Heading_5f_20_5f_1_5f_unnumbered" text:outline-level="1"><text:bookmark text:name="org740c9eb"/><text:bookmark-start text:name="__RefHeading___Toc6883_1308964615"/><text:bookmark-start text:name="OrgXref.org740c9eb"/>SILL MIMO <text:bookmark-end text:name="__RefHeading___Toc6883_1308964615"/><text:bookmark-end text:name="OrgXref.org740c9eb"/></text:h>
      <text:h text:style-name="Heading_5f_20_5f_2_5f_unnumbered" text:outline-level="2"><text:bookmark text:name="orgc820541"/><text:bookmark-start text:name="__RefHeading___Toc6885_1308964615"/><text:bookmark-start text:name="OrgXref.orgc820541"/>Entrées et sorties <text:bookmark-end text:name="__RefHeading___Toc6885_1308964615"/><text:bookmark-end text:name="OrgXref.orgc820541"/></text:h>
      <text:h text:style-name="Heading_5f_20_5f_3_5f_unnumbered" text:outline-level="3"><text:bookmark text:name="org06f7c15"/><text:bookmark-start text:name="__RefHeading___Toc6887_1308964615"/><text:bookmark-start text:name="OrgXref.org06f7c15"/>En recommandation <text:bookmark-end text:name="__RefHeading___Toc6887_1308964615"/><text:bookmark-end text:name="OrgXref.org06f7c15"/></text:h>
      <text:list xml:id="list184726657023940" text:style-name="OrgBulletedList">
        <text:list-item>
          <text:p text:style-name="P3"><text:span text:style-name="Bold">VRT network equipment</text:span> (LibreOffice) </text:p>
          <text:list>
            <text:list-item>
              <text:p text:style-name="P3">Fonctionnalité : galerie d’images </text:p>
            </text:list-item>
            <text:list-item>
              <text:p text:style-name="P3">Version 1.2 </text:p>
            </text:list-item>
          </text:list>
        </text:list-item>
        <text:list-item>
          <text:p text:style-name="P3"><text:span text:style-name="Bold">LireCouleur</text:span> (LibreOffice) </text:p>
          <text:list>
            <text:list-item>
              <text:p text:style-name="P3">Fonctionnalité : ensemble d’outils destiné à aider les lecteurs débutants ou en difficulté à décoder les mots en utilisant les principes de la lecture en couleur </text:p>
            </text:list-item>
            <text:list-item>
              <text:p text:style-name="P3">version 4.7 </text:p>
            </text:list-item>
          </text:list>
        </text:list-item>
        <text:list-item>
          <text:p text:style-name="P3"><text:span text:style-name="Bold">OBS Studio</text:span> </text:p>
          <text:list>
            <text:list-item>
              <text:p text:style-name="P3">Fonctionnalité : captation vidéo et flux </text:p>
            </text:list-item>
          </text:list>
        </text:list-item>
      </text:list>
      <text:h text:style-name="Heading_5f_20_5f_3_5f_unnumbered" text:outline-level="3"><text:bookmark text:name="orgdcbf167"/><text:bookmark-start text:name="__RefHeading___Toc6889_1308964615"/><text:bookmark-start text:name="OrgXref.orgdcbf167"/>En observation <text:bookmark-end text:name="__RefHeading___Toc6889_1308964615"/><text:bookmark-end text:name="OrgXref.orgdcbf167"/></text:h>
      <text:list xml:id="list184725369094121" text:style-name="OrgBulletedList">
        <text:list-item>
          <text:p text:style-name="P3"><text:span text:style-name="Bold">Draw.io Desktop</text:span> </text:p>
          <text:list>
            <text:list-item>
              <text:p text:style-name="P3">Fonctionnalité : schémas </text:p>
            </text:list-item>
            <text:list-item>
              <text:p text:style-name="P3">Version : 9.3 </text:p>
            </text:list-item>
          </text:list>
        </text:list-item>
        <text:list-item>
          <text:p text:style-name="P3"><text:span text:style-name="Bold">WAPT</text:span> </text:p>
          <text:list>
            <text:list-item>
              <text:p text:style-name="P3">Fonctionnalité : Déploiement, mise à jour et suppression des logiciels et des configurations sur un parc Windows </text:p>
            </text:list-item>
            <text:list-item>
              <text:p text:style-name="P3">Version : 1.6 Community </text:p>
            </text:list-item>
          </text:list>
        </text:list-item>
        <text:list-item>
          <text:p text:style-name="P3"><text:span text:style-name="Bold">GLPI</text:span> </text:p>
          <text:list>
            <text:list-item>
              <text:p text:style-name="P3">Fonctionnalité : Plugin GLPI-Survey (questionnaire) </text:p>
            </text:list-item>
            <text:list-item>
              <text:p text:style-name="P3">Version : 9.3.1.0 </text:p>
            </text:list-item>
          </text:list>
        </text:list-item>
        <text:list-item>
          <text:p text:style-name="P3"><text:span text:style-name="Bold">K-9 Mail</text:span> </text:p>
          <text:list>
            <text:list-item>
              <text:p text:style-name="P3">Fonctionnalité : Courrielleur pour Android </text:p>
            </text:list-item>
            <text:list-item>
              <text:p text:style-name="P3">Version : 5.600 </text:p>
            </text:list-item>
          </text:list>
        </text:list-item>
        <text:list-item>
          <text:p text:style-name="P3"><text:span text:style-name="Bold">WEBACCESS</text:span> (NVDA) </text:p>
          <text:list>
            <text:list-item>
              <text:p text:style-name="P3">Fonctionnalité : Outil de dev pour l’accessibilité </text:p>
            </text:list-item>
            <text:list-item>
              <text:p text:style-name="P3"><text:soft-page-break/>Version : 2018.10.10 </text:p>
            </text:list-item>
          </text:list>
        </text:list-item>
        <text:list-item>
          <text:p text:style-name="P3"><text:span text:style-name="Bold">assistant_rga</text:span> (Firefox) </text:p>
          <text:list>
            <text:list-item>
              <text:p text:style-name="P3">Fonctionnalité : Outil de test de compatibilité RGAOutil de test accessibilité </text:p>
            </text:list-item>
            <text:list-item>
              <text:p text:style-name="P3">Version 1.0.4 </text:p>
            </text:list-item>
          </text:list>
        </text:list-item>
        <text:list-item>
          <text:p text:style-name="P3"><text:span text:style-name="Bold">Wekan</text:span> </text:p>
          <text:list>
            <text:list-item>
              <text:p text:style-name="P3">Fonctionnalité : gestion de tâches </text:p>
            </text:list-item>
          </text:list>
        </text:list-item>
        <text:list-item>
          <text:p text:style-name="P3"><text:span text:style-name="Bold">Framadate</text:span> </text:p>
          <text:list>
            <text:list-item>
              <text:p text:style-name="P3">Fonctionnalité : Rendez-vous </text:p>
            </text:list-item>
          </text:list>
        </text:list-item>
        <text:list-item>
          <text:p text:style-name="P3"><text:span text:style-name="Bold">Limesurvey</text:span> </text:p>
          <text:list>
            <text:list-item>
              <text:p text:style-name="P3">Fonctionnalité : enquête </text:p>
            </text:list-item>
          </text:list>
        </text:list-item>
        <text:list-item>
          <text:p text:style-name="P3"><text:span text:style-name="Bold">NextCloud</text:span> </text:p>
          <text:list>
            <text:list-item>
              <text:p text:style-name="P3">Fonctionnalité : partage de fichiers </text:p>
            </text:list-item>
          </text:list>
        </text:list-item>
        <text:list-item>
          <text:p text:style-name="P3"><text:span text:style-name="Bold">MediaWiki</text:span> </text:p>
          <text:list>
            <text:list-item>
              <text:p text:style-name="P3">Fonctionnalité : wiki </text:p>
            </text:list-item>
          </text:list>
        </text:list-item>
        <text:list-item>
          <text:p text:style-name="P3"><text:span text:style-name="Bold">Rocketchat</text:span> </text:p>
          <text:list>
            <text:list-item>
              <text:p text:style-name="P3">Fonctionnalité : messagerie instantanée </text:p>
            </text:list-item>
          </text:list>
        </text:list-item>
        <text:list-item>
          <text:p text:style-name="P3"><text:span text:style-name="Bold">Mastodon</text:span> </text:p>
          <text:list>
            <text:list-item>
              <text:p text:style-name="P3">Fonctionnalité : microblogue </text:p>
            </text:list-item>
          </text:list>
        </text:list-item>
        <text:list-item>
          <text:p text:style-name="P3"><text:span text:style-name="Bold">uMap.OpenStreetMap</text:span> </text:p>
          <text:list>
            <text:list-item>
              <text:p text:style-name="P3">Fonctionnalité : informations géographiques </text:p>
            </text:list-item>
          </text:list>
        </text:list-item>
        <text:list-item>
          <text:p text:style-name="P3"><text:span text:style-name="Bold">LibreOffice en ligne</text:span> </text:p>
          <text:list>
            <text:list-item>
              <text:p text:style-name="P3">Fonctionnalité : rédaction collaborative </text:p>
            </text:list-item>
          </text:list>
        </text:list-item>
        <text:list-item>
          <text:p text:style-name="P3"><text:span text:style-name="Bold">Discourse</text:span> </text:p>
          <text:list>
            <text:list-item>
              <text:p text:style-name="P3">Fonctionnalité : forum </text:p>
            </text:list-item>
          </text:list>
        </text:list-item>
        <text:list-item>
          <text:p text:style-name="P3"><text:span text:style-name="Bold">Drupal</text:span> </text:p>
          <text:list>
            <text:list-item>
              <text:p text:style-name="P3">Fonctionnalité : gestion de contenu web </text:p>
            </text:list-item>
          </text:list>
        </text:list-item>
        <text:list-item>
          <text:p text:style-name="P3"><text:span text:style-name="Bold">Wordpress</text:span> </text:p>
          <text:list>
            <text:list-item>
              <text:p text:style-name="P3">Fonctionnalité : blogue </text:p>
            </text:list-item>
          </text:list>
        </text:list-item>
        <text:list-item>
          <text:p text:style-name="P3"><text:span text:style-name="Bold">Sympa</text:span> </text:p>
          <text:list>
            <text:list-item>
              <text:p text:style-name="P3">Fonctionnalité : liste de diffusion/discussion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astien Guerry</dc:creator>
    <meta:initial-creator>Bastien</meta:initial-creator>
    <dc:date>2019-03-28T18:49:28.503740923</dc:date>
    <meta:creation-date>2019-03-28T18:46:33</meta:creation-date>
    <meta:generator>LibreOffice/6.0.7.3$Linux_X86_64 LibreOffice_project/00m0$Build-3</meta:generator>
    <meta:keyword/>
    <dc:subject/>
    <dc:title>Listes des changements entre le SILL 2018 et le SILL 2019</dc:title>
    <meta:editing-duration>PT2M3S</meta:editing-duration>
    <meta:editing-cycles>1</meta:editing-cycles>
    <meta:document-statistic meta:table-count="2" meta:image-count="0" meta:object-count="0" meta:page-count="5" meta:paragraph-count="217" meta:word-count="579" meta:character-count="3242" meta:non-whitespace-character-count="2869"/>
  </office:meta>
</office:document-meta>
</file>